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578e3b"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3" style:family="paragraph" style:parent-style-name="Standard">
      <style:text-properties style:font-name="Liberation Mono" fo:font-size="10pt" fo:language="fr" fo:country="FR" officeooo:rsid="025a7b10" officeooo:paragraph-rsid="05578e3b"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578e3b"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578e3b" style:font-size-asian="10pt" style:font-size-complex="10pt"/>
    </style:style>
    <style:style style:name="P7" style:family="paragraph" style:parent-style-name="Standard">
      <style:text-properties style:font-name="Liberation Mono" fo:font-size="10pt" fo:language="fr" fo:country="FR" officeooo:rsid="026609ee" officeooo:paragraph-rsid="05578e3b" style:font-size-asian="10pt" style:font-size-complex="10pt"/>
    </style:style>
    <style:style style:name="P8" style:family="paragraph" style:parent-style-name="Standard">
      <style:text-properties style:font-name="Liberation Mono" fo:font-size="10pt" fo:language="fr" fo:country="FR" officeooo:rsid="0059a9c3" officeooo:paragraph-rsid="05578e3b" style:font-size-asian="10pt" style:font-size-complex="10pt"/>
    </style:style>
    <style:style style:name="P9" style:family="paragraph" style:parent-style-name="Standard">
      <style:text-properties style:font-name="Liberation Mono" fo:font-size="10pt" fo:language="fr" fo:country="FR" officeooo:rsid="01f502dc" officeooo:paragraph-rsid="05578e3b" style:font-size-asian="10pt" style:font-size-complex="10pt"/>
    </style:style>
    <style:style style:name="P10" style:family="paragraph" style:parent-style-name="Standard">
      <style:text-properties style:font-name="Liberation Mono" fo:font-size="10pt" fo:language="fr" fo:country="FR" officeooo:rsid="01f55db6" officeooo:paragraph-rsid="05578e3b" style:font-size-asian="10pt" style:font-size-complex="10pt"/>
    </style:style>
    <style:style style:name="P11" style:family="paragraph" style:parent-style-name="Standard">
      <style:text-properties style:font-name="Liberation Mono" fo:font-size="10pt" fo:language="fr" fo:country="FR" officeooo:rsid="025206e7" officeooo:paragraph-rsid="05578e3b" style:font-size-asian="10pt" style:font-size-complex="10pt"/>
    </style:style>
    <style:style style:name="P12" style:family="paragraph" style:parent-style-name="Standard">
      <style:text-properties style:font-name="Liberation Mono" fo:font-size="10pt" fo:language="fr" fo:country="FR" officeooo:rsid="022078af" officeooo:paragraph-rsid="05578e3b"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578e3b"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578e3b"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578e3b"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578e3b"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578e3b"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3cd4620" officeooo:paragraph-rsid="05578e3b"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28" style:family="paragraph" style:parent-style-name="Standard">
      <style:text-properties style:font-name="Liberation Mono" fo:font-size="10pt" fo:language="fr" fo:country="FR" officeooo:paragraph-rsid="05578e3b"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18e7bf6" officeooo:paragraph-rsid="05578e3b"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5c48f" officeooo:paragraph-rsid="05578e3b"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ce556" officeooo:paragraph-rsid="05578e3b"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2e7e5a6" officeooo:paragraph-rsid="05578e3b" fo:background-color="transparent" style:font-size-asian="10pt" style:font-size-complex="10pt"/>
    </style:style>
    <style:style style:name="P36" style:family="paragraph" style:parent-style-name="Standard">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37" style:family="paragraph" style:parent-style-name="Standard">
      <style:text-properties style:font-name="Liberation Mono" fo:font-size="10pt" fo:language="fr" fo:country="FR" officeooo:rsid="030f0ea3" officeooo:paragraph-rsid="050602d8" style:font-size-asian="8.75pt" style:font-size-complex="10pt"/>
    </style:style>
    <style:style style:name="P38" style:family="paragraph" style:parent-style-name="Standard">
      <style:text-properties style:font-name="Liberation Mono" fo:font-size="10pt" fo:language="fr" fo:country="FR" officeooo:rsid="015ec570" officeooo:paragraph-rsid="050602d8" style:font-size-asian="8.75pt" style:font-size-complex="10pt"/>
    </style:style>
    <style:style style:name="P39" style:family="paragraph" style:parent-style-name="Standard">
      <style:text-properties style:font-name="Liberation Mono" fo:font-size="10pt" fo:language="fr" fo:country="FR" officeooo:rsid="0295b44b" officeooo:paragraph-rsid="050602d8" style:font-size-asian="8.75pt" style:font-size-complex="10pt"/>
    </style:style>
    <style:style style:name="P40" style:family="paragraph" style:parent-style-name="Standard">
      <style:text-properties style:font-name="Liberation Mono" fo:font-size="10pt" fo:language="fr" fo:country="FR" officeooo:rsid="0180df8e" officeooo:paragraph-rsid="050602d8" style:font-size-asian="8.75pt" style:font-size-complex="10pt"/>
    </style:style>
    <style:style style:name="P41"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43" style:family="paragraph" style:parent-style-name="Standard">
      <style:text-properties style:font-name="Liberation Mono" fo:language="fr" fo:country="FR" officeooo:rsid="026609ee" officeooo:paragraph-rsid="05578e3b"/>
    </style:style>
    <style:style style:name="P44" style:family="paragraph" style:parent-style-name="Standard">
      <style:text-properties style:font-name="Liberation Mono" fo:font-size="12pt" fo:language="fr" fo:country="FR" officeooo:paragraph-rsid="050602d8" style:font-size-asian="12pt" style:font-size-complex="12pt"/>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5578e3b"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322e12b" officeooo:paragraph-rsid="05578e3b"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4bbe61c" officeooo:paragraph-rsid="05578e3b"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5578e3b"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578e3b"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ce181e"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52"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578e3b" style:font-size-asian="12pt" style:font-style-asian="italic" style:font-weight-asian="bold" style:font-size-complex="12pt" style:font-style-complex="italic" style:font-weight-complex="bold"/>
    </style:style>
    <style:style style:name="P54"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578e3b" style:font-size-asian="12pt" style:font-style-asian="italic" style:font-weight-asian="bold" style:font-size-complex="12pt" style:font-style-complex="italic" style:font-weight-complex="bold"/>
    </style:style>
    <style:style style:name="P5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578e3b" style:font-size-asian="14pt" style:font-style-asian="italic" style:font-weight-asian="bold" style:font-size-complex="14pt" style:font-style-complex="italic" style:font-weight-complex="bold"/>
    </style:style>
    <style:style style:name="P56" style:family="paragraph" style:parent-style-name="Standard">
      <style:paragraph-properties fo:text-align="start" style:justify-single-word="false"/>
      <style:text-properties style:font-name="monospace" fo:font-size="10pt" officeooo:paragraph-rsid="05578e3b" style:font-size-asian="10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66" style:family="paragraph" style:parent-style-name="Standard" style:list-style-name="L1">
      <style:text-properties style:font-name="Liberation Mono" fo:font-size="10pt" fo:language="fr" fo:country="FR" officeooo:rsid="021bd834" officeooo:paragraph-rsid="05578e3b" style:font-size-asian="10pt" style:font-size-complex="10pt"/>
    </style:style>
    <style:style style:name="P67" style:family="paragraph" style:parent-style-name="Standard" style:list-style-name="L2">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e80f3a" officeooo:paragraph-rsid="05578e3b"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fddb05" officeooo:paragraph-rsid="05578e3b"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109e0ae" officeooo:paragraph-rsid="05578e3b"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25b598" officeooo:paragraph-rsid="05578e3b"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e04d1" officeooo:paragraph-rsid="05578e3b"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3b71ad" officeooo:paragraph-rsid="05578e3b"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5d8b8c" officeooo:paragraph-rsid="05682bcd"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20ee4b1" officeooo:paragraph-rsid="05578e3b"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2181c44" officeooo:paragraph-rsid="05578e3b"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4d20f11" officeooo:paragraph-rsid="05578e3b"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4d21d0e" officeooo:paragraph-rsid="05578e3b"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ec6885" officeooo:paragraph-rsid="05578e3b" style:font-size-asian="10pt" style:font-size-complex="10pt"/>
    </style:style>
    <style:style style:name="P85"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86"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87"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88"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89" style:family="paragraph" style:parent-style-name="Standard" style:list-style-name="L9">
      <style:text-properties style:font-name="Liberation Mono" fo:font-size="10pt" fo:language="fr" fo:country="FR" officeooo:paragraph-rsid="050602d8" style:font-size-asian="10pt" style:font-size-complex="10pt"/>
    </style:style>
    <style:style style:name="P90"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91"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92"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93"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94"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95"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96"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97" style:family="paragraph" style:parent-style-name="Standard" style:list-style-name="L10">
      <style:text-properties style:font-name="Liberation Mono" fo:font-size="10pt" fo:language="fr" fo:country="FR" officeooo:rsid="00c2183e" officeooo:paragraph-rsid="054f5e76" style:font-size-asian="10pt" style:font-size-complex="10pt"/>
    </style:style>
    <style:style style:name="P98" style:family="paragraph" style:parent-style-name="Standard" style:list-style-name="L4">
      <style:text-properties style:font-name="Liberation Mono" fo:font-size="10pt" fo:language="fr" fo:country="FR" fo:font-weight="bold" officeooo:rsid="027b713b" officeooo:paragraph-rsid="05578e3b" style:font-size-asian="10pt" style:font-weight-asian="bold" style:font-size-complex="10pt" style:font-weight-complex="bold"/>
    </style:style>
    <style:style style:name="P99" style:family="paragraph" style:parent-style-name="Standard" style:list-style-name="L4">
      <style:text-properties style:font-name="Liberation Mono" fo:font-size="10pt" fo:language="fr" fo:country="FR" fo:font-weight="bold" officeooo:rsid="0498f940" officeooo:paragraph-rsid="05578e3b" style:font-size-asian="10pt" style:font-weight-asian="bold" style:font-size-complex="10pt" style:font-weight-complex="bold"/>
    </style:style>
    <style:style style:name="P100" style:family="paragraph" style:parent-style-name="Standard" style:list-style-name="L4">
      <style:text-properties style:font-name="Liberation Mono" fo:font-size="10pt" fo:language="fr" fo:country="FR" fo:font-weight="bold" officeooo:rsid="05565916" officeooo:paragraph-rsid="05578e3b" style:font-size-asian="10pt" style:font-weight-asian="bold" style:font-size-complex="10pt" style:font-weight-complex="bold"/>
    </style:style>
    <style:style style:name="P101" style:family="paragraph" style:parent-style-name="Standard" style:list-style-name="L4">
      <style:text-properties style:font-name="Liberation Mono" fo:font-size="10pt" fo:language="fr" fo:country="FR" fo:font-weight="bold" officeooo:rsid="049bbef1" officeooo:paragraph-rsid="05578e3b" style:font-size-asian="10pt" style:font-weight-asian="bold" style:font-size-complex="10pt" style:font-weight-complex="bold"/>
    </style:style>
    <style:style style:name="P102" style:family="paragraph" style:parent-style-name="Standard" style:list-style-name="L6">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3b71ad" officeooo:paragraph-rsid="05578e3b"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18e7bf6" officeooo:paragraph-rsid="0565b7e5" fo:background-color="transparent" style:font-size-asian="10pt" style:font-size-complex="10pt"/>
    </style:style>
    <style:style style:name="P105" style:family="paragraph" style:parent-style-name="Standard" style:list-style-name="L7">
      <style:paragraph-properties fo:text-align="start" style:justify-single-word="false"/>
      <style:text-properties style:font-name="Liberation Mono" fo:font-size="10pt" fo:language="fr" fo:country="FR" officeooo:rsid="026b575e" officeooo:paragraph-rsid="05578e3b"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70f3a3" officeooo:paragraph-rsid="05578e3b"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76d58c" officeooo:paragraph-rsid="05578e3b"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7d681b" officeooo:paragraph-rsid="05578e3b"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80f42e" officeooo:paragraph-rsid="05578e3b"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85ce78" officeooo:paragraph-rsid="05578e3b"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112"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578e3b" style:font-size-asian="10pt" style:font-style-asian="italic" style:font-weight-asian="bold" style:font-size-complex="10pt" style:font-style-complex="italic" style:font-weight-complex="bold"/>
    </style:style>
    <style:style style:name="P113"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14"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15"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578e3b" fo:background-color="transparent" style:font-size-asian="10pt" style:font-style-asian="normal" style:font-weight-asian="normal" style:font-size-complex="10pt" style:font-style-complex="normal" style:font-weight-complex="normal"/>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578e3b"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578e3b"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19"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20"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21" style:family="paragraph" style:parent-style-name="Standard" style:list-style-name="L10">
      <style:text-properties style:font-name="Liberation Mono" fo:font-size="10pt" officeooo:rsid="007f1491" officeooo:paragraph-rsid="050602d8" style:font-size-asian="10pt" style:font-size-complex="10pt"/>
    </style:style>
    <style:style style:name="P122" style:family="paragraph" style:parent-style-name="Standard" style:list-style-name="L10">
      <style:text-properties style:font-name="Liberation Mono" fo:font-size="10pt" officeooo:rsid="00880e99" officeooo:paragraph-rsid="050602d8" style:font-size-asian="10pt" style:font-size-complex="10pt"/>
    </style:style>
    <style:style style:name="P123" style:family="paragraph" style:parent-style-name="Standard" style:list-style-name="L10">
      <style:text-properties style:font-name="Liberation Mono" fo:font-size="10pt" officeooo:rsid="0088e11a" officeooo:paragraph-rsid="050602d8" style:font-size-asian="10pt" style:font-size-complex="10pt"/>
    </style:style>
    <style:style style:name="P124" style:family="paragraph" style:parent-style-name="Standard" style:list-style-name="L10">
      <style:text-properties style:font-name="Liberation Mono" fo:font-size="10pt" officeooo:rsid="008b3c0b" officeooo:paragraph-rsid="050602d8" style:font-size-asian="10pt" style:font-size-complex="10pt"/>
    </style:style>
    <style:style style:name="P125" style:family="paragraph" style:parent-style-name="Standard" style:list-style-name="L10">
      <style:text-properties style:font-name="Liberation Mono" fo:font-size="10pt" officeooo:rsid="008f1492" officeooo:paragraph-rsid="050602d8" style:font-size-asian="10pt" style:font-size-complex="10pt"/>
    </style:style>
    <style:style style:name="P126" style:family="paragraph" style:parent-style-name="Standard" style:list-style-name="L10">
      <style:text-properties style:font-name="Liberation Mono" fo:font-size="10pt" officeooo:rsid="0090e721" officeooo:paragraph-rsid="050602d8" style:font-size-asian="10pt" style:font-size-complex="10pt"/>
    </style:style>
    <style:style style:name="P127" style:family="paragraph" style:parent-style-name="Standard" style:list-style-name="L10">
      <style:text-properties style:font-name="Liberation Mono" fo:font-size="10pt" officeooo:rsid="00ad0a70" officeooo:paragraph-rsid="050602d8" style:font-size-asian="10pt" style:font-size-complex="10pt"/>
    </style:style>
    <style:style style:name="P128" style:family="paragraph" style:parent-style-name="Standard" style:list-style-name="L10">
      <style:text-properties style:font-name="Liberation Mono" fo:font-size="10pt" officeooo:rsid="00e24910" officeooo:paragraph-rsid="050602d8" style:font-size-asian="8.75pt" style:font-size-complex="10pt"/>
    </style:style>
    <style:style style:name="P129"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578e3b" style:font-size-asian="9pt" style:font-style-asian="italic" style:font-weight-asian="bold" style:font-size-complex="9pt" style:font-style-complex="italic" style:font-weight-complex="bold"/>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578e3b"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578e3b" style:font-size-asian="9pt" style:font-style-asian="italic" style:font-weight-asian="bold" style:font-size-complex="9pt" style:font-style-complex="italic" style:font-weight-complex="bold"/>
    </style:style>
    <style:style style:name="P132" style:family="paragraph" style:parent-style-name="Standard" style:list-style-name="L6">
      <style:paragraph-properties fo:text-align="start" style:justify-single-word="false"/>
      <style:text-properties style:font-name="Liberation Mono" officeooo:paragraph-rsid="05578e3b"/>
    </style:style>
    <style:style style:name="P133"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34"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35"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36"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37"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38"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39"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40"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41" style:family="paragraph" style:parent-style-name="Standard" style:list-style-name="L3">
      <style:text-properties fo:font-weight="bold" officeooo:paragraph-rsid="05578e3b" style:font-weight-asian="bold" style:font-weight-complex="bold"/>
    </style:style>
    <style:style style:name="P142" style:family="paragraph" style:parent-style-name="Standard" style:list-style-name="L4">
      <style:text-properties fo:font-weight="bold" officeooo:paragraph-rsid="05578e3b" style:font-weight-asian="bold" style:font-weight-complex="bold"/>
    </style:style>
    <style:style style:name="P143" style:family="paragraph" style:parent-style-name="Standard" style:list-style-name="L3">
      <style:text-properties officeooo:rsid="003253a9" officeooo:paragraph-rsid="05578e3b"/>
    </style:style>
    <style:style style:name="P144" style:family="paragraph" style:parent-style-name="Standard" style:list-style-name="L3">
      <style:text-properties officeooo:rsid="00355792" officeooo:paragraph-rsid="05578e3b"/>
    </style:style>
    <style:style style:name="P145" style:family="paragraph" style:parent-style-name="Standard" style:list-style-name="L3">
      <style:text-properties officeooo:rsid="00366e0e" officeooo:paragraph-rsid="05578e3b"/>
    </style:style>
    <style:style style:name="P146" style:family="paragraph" style:parent-style-name="Standard" style:list-style-name="L3">
      <style:text-properties officeooo:rsid="00383090" officeooo:paragraph-rsid="05578e3b"/>
    </style:style>
    <style:style style:name="P147" style:family="paragraph" style:parent-style-name="Standard" style:list-style-name="L3">
      <style:text-properties officeooo:rsid="003b848b" officeooo:paragraph-rsid="05578e3b"/>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578e3b"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578e3b"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578e3b"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578e3b"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578e3b"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578e3b"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578e3b"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578e3b"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578e3b"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578e3b" style:font-size-asian="10pt" style:font-style-asian="normal" style:font-weight-asian="normal" style:font-size-complex="10pt" style:font-style-complex="normal" style:font-weight-complex="normal"/>
    </style:style>
    <style:style style:name="P158" style:family="paragraph" style:parent-style-name="Standard">
      <style:text-properties fo:color="#000000" style:font-name="Liberation Mono" fo:font-size="10pt" fo:language="fr" fo:country="FR" fo:font-style="normal" style:text-underline-style="none" fo:font-weight="normal" officeooo:rsid="03a01426" officeooo:paragraph-rsid="05578e3b"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578e3b"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578e3b" style:font-size-asian="10pt" style:font-style-asian="normal" style:font-weight-asian="normal" style:font-size-complex="10pt" style:font-style-complex="normal" style:font-weight-complex="normal"/>
    </style:style>
    <style:style style:name="P161"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62"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63"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64"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578e3b"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578e3b"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578e3b"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578e3b" fo:background-color="#000000"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578e3b" fo:background-color="#00000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578e3b"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578e3b"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578e3b"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578e3b"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578e3b"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578e3b" fo:background-color="#000000" style:font-size-asian="10pt" style:font-style-asian="normal" style:font-weight-asian="bold" style:font-size-complex="10pt" style:font-style-complex="normal" style:font-weight-complex="bold"/>
    </style:style>
    <style:style style:name="P176"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578e3b" fo:background-color="#000000" style:font-size-asian="10pt" style:font-style-asian="normal" style:font-weight-asian="bold" style:font-size-complex="10pt" style:font-style-complex="normal" style:font-weight-complex="bold"/>
    </style:style>
    <style:style style:name="P17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578e3b" fo:background-color="#000000" style:font-size-asian="10pt" style:font-style-asian="normal" style:font-size-complex="10pt" style:font-style-complex="normal"/>
    </style:style>
    <style:style style:name="P178"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578e3b" fo:background-color="#000000" style:font-size-asian="10pt" style:font-style-asian="normal" style:font-size-complex="10pt" style:font-style-complex="normal"/>
    </style:style>
    <style:style style:name="P17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578e3b" fo:background-color="#000000" style:font-size-asian="10pt" style:font-style-asian="normal" style:font-size-complex="10pt" style:font-style-complex="normal"/>
    </style:style>
    <style:style style:name="P18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578e3b" fo:background-color="#000000" style:font-size-asian="10pt" style:font-style-asian="normal" style:font-size-complex="10pt" style:font-style-complex="normal"/>
    </style:style>
    <style:style style:name="P18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578e3b" fo:background-color="#000000" style:font-size-asian="10pt" style:font-style-asian="normal" style:font-size-complex="10pt" style:font-style-complex="normal"/>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578e3b" fo:background-color="#000000" style:font-size-asian="10pt" style:font-style-asian="normal" style:font-size-complex="10pt" style:font-style-complex="normal"/>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578e3b" fo:background-color="#000000" style:font-size-asian="10pt" style:font-style-asian="normal" style:font-size-complex="10pt" style:font-style-complex="normal"/>
    </style:style>
    <style:style style:name="P184"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578e3b" fo:background-color="#000000" style:font-size-asian="10pt" style:font-size-complex="10pt"/>
    </style:style>
    <style:style style:name="P185"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578e3b" fo:background-color="#000000" style:font-size-asian="10pt" style:font-size-complex="10pt"/>
    </style:style>
    <style:style style:name="P186"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578e3b" fo:background-color="#000000" style:font-size-asian="10pt" style:font-size-complex="10pt"/>
    </style:style>
    <style:style style:name="P187" style:family="paragraph" style:parent-style-name="Standard" style:list-style-name="L8">
      <style:text-properties officeooo:paragraph-rsid="050602d8"/>
    </style:style>
    <style:style style:name="P188"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89"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90"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91"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92"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93"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194"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195"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196"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97"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198"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99"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200"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201"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202"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203"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204"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205"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206"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207"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08"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09" style:family="paragraph" style:parent-style-name="Standard" style:list-style-name="L9">
      <style:text-properties fo:color="#ed1c24" officeooo:rsid="001d709f" officeooo:paragraph-rsid="050602d8"/>
    </style:style>
    <style:style style:name="P210"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11" style:family="paragraph" style:parent-style-name="Standard" style:list-style-name="L10">
      <style:text-properties fo:font-size="10pt" officeooo:rsid="0500da3f" officeooo:paragraph-rsid="050602d8" style:font-size-asian="8.75pt" style:font-size-complex="10pt"/>
    </style:style>
    <style:style style:name="P212" style:family="paragraph" style:parent-style-name="Standard" style:list-style-name="L10">
      <style:text-properties fo:font-size="10pt" officeooo:rsid="01093904" officeooo:paragraph-rsid="050602d8" style:font-size-asian="8.75pt" style:font-size-complex="10pt"/>
    </style:style>
    <style:style style:name="P213" style:family="paragraph" style:parent-style-name="Standard" style:list-style-name="L10">
      <style:text-properties fo:font-size="10pt" officeooo:rsid="0112f95d" officeooo:paragraph-rsid="050602d8" style:font-size-asian="8.75pt" style:font-size-complex="10pt"/>
    </style:style>
    <style:style style:name="P214" style:family="paragraph" style:parent-style-name="Standard" style:list-style-name="L10">
      <style:text-properties fo:font-size="10pt" officeooo:rsid="012fcdf4" officeooo:paragraph-rsid="050602d8" style:font-size-asian="8.75pt" style:font-size-complex="10pt"/>
    </style:style>
    <style:style style:name="P215" style:family="paragraph" style:parent-style-name="Standard" style:list-style-name="L10">
      <style:text-properties fo:font-size="10pt" officeooo:rsid="01567f8b" officeooo:paragraph-rsid="050602d8" style:font-size-asian="8.75pt" style:font-size-complex="10pt"/>
    </style:style>
    <style:style style:name="P216" style:family="paragraph" style:parent-style-name="Standard" style:list-style-name="L10">
      <style:text-properties fo:color="#ce181e" fo:font-size="10pt" officeooo:rsid="0500da3f" officeooo:paragraph-rsid="050d1cbd" style:font-size-asian="8.75pt" style:font-size-complex="10pt"/>
    </style:style>
    <style:style style:name="P217" style:family="paragraph" style:parent-style-name="Standard" style:list-style-name="L10">
      <style:text-properties officeooo:rsid="01650656" officeooo:paragraph-rsid="050602d8"/>
    </style:style>
    <style:style style:name="P218"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fo:color="#ffffff" fo:font-size="10pt" fo:language="fr" fo:country="FR" officeooo:rsid="0477f9bb" fo:background-color="#000000" loext:char-shading-value="0" style:font-size-asian="10pt" style:font-size-complex="10pt"/>
    </style:style>
    <style:style style:name="T85" style:family="text">
      <style:text-properties officeooo:rsid="02521b5f"/>
    </style:style>
    <style:style style:name="T86" style:family="text">
      <style:text-properties officeooo:rsid="021ccbc6"/>
    </style:style>
    <style:style style:name="T87" style:family="text">
      <style:text-properties officeooo:rsid="027057f7"/>
    </style:style>
    <style:style style:name="T88" style:family="text">
      <style:text-properties officeooo:rsid="02719616"/>
    </style:style>
    <style:style style:name="T89" style:family="text">
      <style:text-properties officeooo:rsid="02733ae0"/>
    </style:style>
    <style:style style:name="T90" style:family="text">
      <style:text-properties officeooo:rsid="025bc39f"/>
    </style:style>
    <style:style style:name="T91" style:family="text">
      <style:text-properties officeooo:rsid="0066fdb0"/>
    </style:style>
    <style:style style:name="T92" style:family="text">
      <style:text-properties officeooo:rsid="00683f97"/>
    </style:style>
    <style:style style:name="T93" style:family="text">
      <style:text-properties officeooo:rsid="0193ee38"/>
    </style:style>
    <style:style style:name="T94" style:family="text">
      <style:text-properties officeooo:rsid="0090c14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f70126" style:font-style-asian="italic" style:font-weight-asian="bold" style:font-style-complex="italic" style:font-weight-complex="bold"/>
    </style:style>
    <style:style style:name="T97" style:family="text">
      <style:text-properties fo:font-style="italic" fo:font-weight="bold" officeooo:rsid="0167ba35" style:font-style-asian="italic" style:font-weight-asian="bold" style:font-style-complex="italic" style:font-weight-complex="bold"/>
    </style:style>
    <style:style style:name="T98" style:family="text">
      <style:text-properties fo:font-style="italic" fo:font-weight="bold" officeooo:rsid="020713e1" style:font-style-asian="italic" style:font-weight-asian="bold" style:font-style-complex="italic" style:font-weight-complex="bold"/>
    </style:style>
    <style:style style:name="T99" style:family="text">
      <style:text-properties fo:font-style="italic" fo:font-weight="bold" officeooo:rsid="02079189" style:font-style-asian="italic" style:font-weight-asian="bold" style:font-style-complex="italic" style:font-weight-complex="bold"/>
    </style:style>
    <style:style style:name="T100" style:family="text">
      <style:text-properties fo:font-style="italic" fo:font-weight="bold" officeooo:rsid="02e91c62" style:font-style-asian="italic" style:font-weight-asian="bold" style:font-style-complex="italic" style:font-weight-complex="bold"/>
    </style:style>
    <style:style style:name="T101" style:family="text">
      <style:text-properties fo:font-style="italic" fo:font-weight="bold" officeooo:rsid="031d2ae7" style:font-style-asian="italic" style:font-weight-asian="bold" style:font-style-complex="italic" style:font-weight-complex="bold"/>
    </style:style>
    <style:style style:name="T102" style:family="text">
      <style:text-properties fo:font-style="italic" fo:font-weight="bold" officeooo:rsid="02aedb50" style:font-style-asian="italic" style:font-weight-asian="bold" style:font-style-complex="italic" style:font-weight-complex="bold"/>
    </style:style>
    <style:style style:name="T103" style:family="text">
      <style:text-properties fo:font-style="italic" fo:font-weight="bold" officeooo:rsid="04ecf649" style:font-style-asian="italic" style:font-weight-asian="bold" style:font-style-complex="italic" style:font-weight-complex="bold"/>
    </style:style>
    <style:style style:name="T104" style:family="text">
      <style:text-properties officeooo:rsid="00cdd1f4"/>
    </style:style>
    <style:style style:name="T105" style:family="text">
      <style:text-properties officeooo:rsid="00d9602c"/>
    </style:style>
    <style:style style:name="T106" style:family="text">
      <style:text-properties officeooo:rsid="00f70126"/>
    </style:style>
    <style:style style:name="T107" style:family="text">
      <style:text-properties officeooo:rsid="00ffdbb3"/>
    </style:style>
    <style:style style:name="T108" style:family="text">
      <style:text-properties officeooo:rsid="01007862"/>
    </style:style>
    <style:style style:name="T109" style:family="text">
      <style:text-properties officeooo:rsid="0109f6ee"/>
    </style:style>
    <style:style style:name="T110" style:family="text">
      <style:text-properties officeooo:rsid="0116bac4"/>
    </style:style>
    <style:style style:name="T111" style:family="text">
      <style:text-properties officeooo:rsid="012525b7"/>
    </style:style>
    <style:style style:name="T112" style:family="text">
      <style:text-properties officeooo:rsid="01267c26"/>
    </style:style>
    <style:style style:name="T113" style:family="text">
      <style:text-properties officeooo:rsid="012af064"/>
    </style:style>
    <style:style style:name="T114" style:family="text">
      <style:text-properties officeooo:rsid="012f32a2"/>
    </style:style>
    <style:style style:name="T115" style:family="text">
      <style:text-properties officeooo:rsid="0136a306"/>
    </style:style>
    <style:style style:name="T116" style:family="text">
      <style:text-properties officeooo:rsid="013cd036"/>
    </style:style>
    <style:style style:name="T117" style:family="text">
      <style:text-properties officeooo:rsid="015e1bcd"/>
    </style:style>
    <style:style style:name="T118" style:family="text">
      <style:text-properties officeooo:rsid="01929b91"/>
    </style:style>
    <style:style style:name="T119" style:family="text">
      <style:text-properties officeooo:rsid="028ffc5e"/>
    </style:style>
    <style:style style:name="T120" style:family="text">
      <style:text-properties fo:color="#ed1c24" style:font-name="Liberation Mono" fo:language="fr" fo:country="FR" officeooo:rsid="01035458"/>
    </style:style>
    <style:style style:name="T121" style:family="text">
      <style:text-properties fo:color="#ed1c24" style:font-name="Liberation Mono" fo:language="fr" fo:country="FR" officeooo:rsid="050d1cbd"/>
    </style:style>
    <style:style style:name="T122" style:family="text">
      <style:text-properties officeooo:rsid="02bc2c5e"/>
    </style:style>
    <style:style style:name="T123" style:family="text">
      <style:text-properties officeooo:rsid="0094a597"/>
    </style:style>
    <style:style style:name="T124" style:family="text">
      <style:text-properties officeooo:rsid="007f78a2"/>
    </style:style>
    <style:style style:name="T125" style:family="text">
      <style:text-properties officeooo:rsid="0095ff0f"/>
    </style:style>
    <style:style style:name="T126" style:family="text">
      <style:text-properties officeooo:rsid="00977fe5"/>
    </style:style>
    <style:style style:name="T127" style:family="text">
      <style:text-properties officeooo:rsid="0099a7cd"/>
    </style:style>
    <style:style style:name="T128" style:family="text">
      <style:text-properties officeooo:rsid="00a7d2af"/>
    </style:style>
    <style:style style:name="T129" style:family="text">
      <style:text-properties officeooo:rsid="00ab3b99"/>
    </style:style>
    <style:style style:name="T130" style:family="text">
      <style:text-properties officeooo:rsid="00c319e0"/>
    </style:style>
    <style:style style:name="T131" style:family="text">
      <style:text-properties officeooo:rsid="00e71f28"/>
    </style:style>
    <style:style style:name="T132" style:family="text">
      <style:text-properties officeooo:rsid="01a319fc"/>
    </style:style>
    <style:style style:name="T133" style:family="text">
      <style:text-properties officeooo:rsid="01a91d59"/>
    </style:style>
    <style:style style:name="T134" style:family="text">
      <style:text-properties officeooo:rsid="01b28b88"/>
    </style:style>
    <style:style style:name="T135" style:family="text">
      <style:text-properties officeooo:rsid="01b38182"/>
    </style:style>
    <style:style style:name="T136" style:family="text">
      <style:text-properties officeooo:rsid="01b44dba"/>
    </style:style>
    <style:style style:name="T137" style:family="text">
      <style:text-properties officeooo:rsid="01b5e350"/>
    </style:style>
    <style:style style:name="T138" style:family="text">
      <style:text-properties officeooo:rsid="01b6a742"/>
    </style:style>
    <style:style style:name="T139" style:family="text">
      <style:text-properties officeooo:rsid="01bb104a"/>
    </style:style>
    <style:style style:name="T140" style:family="text">
      <style:text-properties officeooo:rsid="01bea4df"/>
    </style:style>
    <style:style style:name="T141" style:family="text">
      <style:text-properties officeooo:rsid="01cf7d6e"/>
    </style:style>
    <style:style style:name="T142" style:family="text">
      <style:text-properties officeooo:rsid="01d31726"/>
    </style:style>
    <style:style style:name="T143" style:family="text">
      <style:text-properties officeooo:rsid="01d3abfb"/>
    </style:style>
    <style:style style:name="T144" style:family="text">
      <style:text-properties officeooo:rsid="01e3bc08"/>
    </style:style>
    <style:style style:name="T145" style:family="text">
      <style:text-properties officeooo:rsid="01fd5c37"/>
    </style:style>
    <style:style style:name="T146" style:family="text">
      <style:text-properties officeooo:rsid="020acc6b"/>
    </style:style>
    <style:style style:name="T147" style:family="text">
      <style:text-properties officeooo:rsid="020ff483"/>
    </style:style>
    <style:style style:name="T148" style:family="text">
      <style:text-properties officeooo:rsid="02198805"/>
    </style:style>
    <style:style style:name="T149" style:family="text">
      <style:text-properties officeooo:rsid="022db4b1"/>
    </style:style>
    <style:style style:name="T150" style:family="text">
      <style:text-properties officeooo:rsid="02331a73"/>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02b498" style:font-weight-asian="bold" style:font-weight-complex="bold"/>
    </style:style>
    <style:style style:name="T162" style:family="text">
      <style:text-properties fo:font-weight="bold" officeooo:rsid="03043f71" style:font-weight-asian="bold" style:font-weight-complex="bold"/>
    </style:style>
    <style:style style:name="T163" style:family="text">
      <style:text-properties fo:font-weight="bold" officeooo:rsid="03090ec1" style:font-weight-asian="bold" style:font-weight-complex="bold"/>
    </style:style>
    <style:style style:name="T164" style:family="text">
      <style:text-properties fo:font-weight="bold" officeooo:rsid="02d7fd34" style:font-weight-asian="bold" style:font-weight-complex="bold"/>
    </style:style>
    <style:style style:name="T165" style:family="text">
      <style:text-properties fo:font-weight="bold" officeooo:rsid="028c5ee7" style:font-weight-asian="bold" style:font-weight-complex="bold"/>
    </style:style>
    <style:style style:name="T166" style:family="text">
      <style:text-properties fo:font-weight="bold" officeooo:rsid="03f64af3" style:font-weight-asian="bold" style:font-weight-complex="bold"/>
    </style:style>
    <style:style style:name="T167" style:family="text">
      <style:text-properties fo:font-weight="bold" officeooo:rsid="03f7c436" style:font-weight-asian="bold" style:font-weight-complex="bold"/>
    </style:style>
    <style:style style:name="T168" style:family="text">
      <style:text-properties fo:font-weight="bold" officeooo:rsid="039182c7" style:font-weight-asian="bold" style:font-weight-complex="bold"/>
    </style:style>
    <style:style style:name="T169" style:family="text">
      <style:text-properties fo:font-weight="bold" officeooo:rsid="039c7adb" style:font-weight-asian="bold" style:font-weight-complex="bold"/>
    </style:style>
    <style:style style:name="T170" style:family="text">
      <style:text-properties fo:font-weight="bold" officeooo:rsid="0398611a" style:font-weight-asian="bold" style:font-weight-complex="bold"/>
    </style:style>
    <style:style style:name="T171" style:family="text">
      <style:text-properties fo:font-weight="bold" officeooo:rsid="03a03fe9" style:font-weight-asian="bold" style:font-weight-complex="bold"/>
    </style:style>
    <style:style style:name="T172" style:family="text">
      <style:text-properties fo:font-weight="bold" officeooo:rsid="0290f839" style:font-weight-asian="bold" style:font-weight-complex="bold"/>
    </style:style>
    <style:style style:name="T173" style:family="text">
      <style:text-properties fo:font-weight="bold" officeooo:rsid="00c319e0" style:font-weight-asian="bold" style:font-weight-complex="bold"/>
    </style:style>
    <style:style style:name="T174" style:family="text">
      <style:text-properties fo:font-weight="bold" officeooo:rsid="015e1bcd"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fo:language="fr" fo:country="FR" officeooo:rsid="05687bd2" fo:background-color="transparent" loext:char-shading-value="0" style:font-size-asian="10pt" style:font-size-complex="10pt"/>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fo:font-weight="bold" style:font-size-asian="10pt" style:font-weight-asian="bold" style:font-size-complex="10pt" style:font-weight-complex="bold"/>
    </style:style>
    <style:style style:name="T231" style:family="text">
      <style:text-properties officeooo:rsid="049509da"/>
    </style:style>
    <style:style style:name="T232" style:family="text">
      <style:text-properties officeooo:rsid="049949d3"/>
    </style:style>
    <style:style style:name="T233" style:family="text">
      <style:text-properties officeooo:rsid="049d396c"/>
    </style:style>
    <style:style style:name="T23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3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7" style:family="text">
      <style:text-properties officeooo:rsid="04d21d0e"/>
    </style:style>
    <style:style style:name="T238" style:family="text">
      <style:text-properties officeooo:rsid="052e4f91"/>
    </style:style>
    <style:style style:name="T239" style:family="text">
      <style:text-properties officeooo:rsid="050e087d"/>
    </style:style>
    <style:style style:name="T240" style:family="text">
      <style:text-properties officeooo:rsid="0511262b"/>
    </style:style>
    <style:style style:name="T241" style:family="text">
      <style:text-properties officeooo:rsid="05203614"/>
    </style:style>
    <style:style style:name="T242" style:family="text">
      <style:text-properties officeooo:rsid="05257049"/>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52861d3" style:font-style-asian="normal" style:font-weight-asian="normal" style:font-style-complex="normal" style:font-weight-complex="normal"/>
    </style:style>
    <style:style style:name="T245" style:family="text">
      <style:text-properties fo:font-style="normal" fo:font-weight="normal" officeooo:rsid="052aff1e" style:font-style-asian="normal" style:font-weight-asian="normal" style:font-style-complex="normal" style:font-weight-complex="normal"/>
    </style:style>
    <style:style style:name="T246" style:family="text">
      <style:text-properties fo:font-style="normal" fo:font-weight="normal" officeooo:rsid="052bd4df" style:font-style-asian="normal" style:font-weight-asian="normal" style:font-style-complex="normal" style:font-weight-complex="normal"/>
    </style:style>
    <style:style style:name="T247" style:family="text">
      <style:text-properties fo:font-style="normal" fo:font-weight="normal" officeooo:rsid="052c287f" style:font-style-asian="normal" style:font-weight-asian="normal" style:font-style-complex="normal" style:font-weight-complex="normal"/>
    </style:style>
    <style:style style:name="T248" style:family="text">
      <style:text-properties fo:font-style="normal" fo:font-weight="normal" officeooo:rsid="052e05c0" style:font-style-asian="normal" style:font-weight-asian="normal" style:font-style-complex="normal" style:font-weight-complex="normal"/>
    </style:style>
    <style:style style:name="T249" style:family="text">
      <style:text-properties fo:font-style="normal" fo:font-weight="normal" officeooo:rsid="052f9187" style:font-style-asian="normal" style:font-weight-asian="normal" style:font-style-complex="normal" style:font-weight-complex="normal"/>
    </style:style>
    <style:style style:name="T250" style:family="text">
      <style:text-properties fo:font-style="normal" fo:font-weight="normal" officeooo:rsid="0534cb82" style:font-style-asian="normal" style:font-weight-asian="normal" style:font-style-complex="normal" style:font-weight-complex="normal"/>
    </style:style>
    <style:style style:name="T251" style:family="text">
      <style:text-properties fo:font-style="normal" fo:font-weight="normal" officeooo:rsid="0536c99b" style:font-style-asian="normal" style:font-weight-asian="normal" style:font-style-complex="normal" style:font-weight-complex="normal"/>
    </style:style>
    <style:style style:name="T252" style:family="text">
      <style:text-properties fo:font-style="normal" fo:font-weight="normal" officeooo:rsid="0537c8bb" style:font-style-asian="normal" style:font-weight-asian="normal" style:font-style-complex="normal" style:font-weight-complex="normal"/>
    </style:style>
    <style:style style:name="T253" style:family="text">
      <style:text-properties fo:font-style="normal" fo:font-weight="normal" officeooo:rsid="053a3216" style:font-style-asian="normal" style:font-weight-asian="normal" style:font-style-complex="normal" style:font-weight-complex="normal"/>
    </style:style>
    <style:style style:name="T254" style:family="text">
      <style:text-properties fo:font-style="normal" fo:font-weight="normal" officeooo:rsid="012525b7" style:font-style-asian="normal" style:font-weight-asian="normal" style:font-style-complex="normal" style:font-weight-complex="normal"/>
    </style:style>
    <style:style style:name="T255" style:family="text">
      <style:text-properties fo:font-style="normal" officeooo:rsid="012525b7" style:font-style-asian="normal" style:font-style-complex="normal"/>
    </style:style>
    <style:style style:name="T256" style:family="text">
      <style:text-properties fo:font-style="normal" officeooo:rsid="05c00dab" style:font-style-asian="normal" style:font-style-complex="normal"/>
    </style:style>
    <style:style style:name="T257" style:family="text">
      <style:text-properties fo:font-style="normal" officeooo:rsid="05c00c79" style:font-style-asian="normal" style:font-style-complex="normal"/>
    </style:style>
    <style:style style:name="T258" style:family="text">
      <style:text-properties officeooo:rsid="0507dab8"/>
    </style:style>
    <style:style style:name="T259" style:family="text">
      <style:text-properties fo:font-weight="normal" officeooo:rsid="05118d58" style:font-size-asian="8.75pt" style:font-weight-asian="normal" style:font-weight-complex="normal"/>
    </style:style>
    <style:style style:name="T260" style:family="text">
      <style:text-properties officeooo:rsid="05558924"/>
    </style:style>
    <style:style style:name="T261" style:family="text">
      <style:text-properties officeooo:rsid="05567838"/>
    </style:style>
    <style:style style:name="T262" style:family="text">
      <style:text-properties officeooo:rsid="05766766"/>
    </style:style>
    <style:style style:name="T263" style:family="text">
      <style:text-properties officeooo:rsid="023d27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ocumentation <text:span text:style-name="T1">du fichier de réinstallation pour Linux version SIO - Version 1.0 :</text:span></text:p>
      <text:p text:style-name="P42"/>
      <text:p text:style-name="P55">1) Description du fichier :</text:p>
      <text:p text:style-name="P43"><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31">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45">a</text:span>bang du fichier.</text:p>
      <text:p text:style-name="P9"/>
      <text:p text:style-name="P21">Le sh<text:span text:style-name="T91">a</text:span>bang <text:span text:style-name="T92">(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85">directement le shabang est la destination, depuis le dossier racine, du fichier exécutable de l’interpréteur shell utilisé.</text:span></text:p>
      <text:p text:style-name="P9"/>
      <text:p text:style-name="P1">Ici, il s’agit de :</text:p>
      <text:list xml:id="list1798709674" text:style-name="L1">
        <text:list-item>
          <text:p text:style-name="P66">!<text:span text:style-name="T86">#/bin/bash</text:span></text:p>
        </text:list-item>
      </text:list>
      <text:p text:style-name="P12"/>
      <text:p text:style-name="P3">Pour <text:span text:style-name="T87">exécuter ce script avec</text:span>, par exemple,<text:span text:style-name="T88"> l’interpréteur</text:span> shell <text:span text:style-name="T89">ZSH</text:span> <text:span text:style-name="T90">(généralement non-installé par défaut), la modification à effectuer est la suivante :</text:span></text:p>
      <text:list xml:id="list1839628859" text:style-name="L2">
        <text:list-item>
          <text:p text:style-name="P67">!<text:span text:style-name="T77">#/bin/zsh</text:span></text:p>
        </text:list-item>
      </text:list>
      <text:p text:style-name="P2"/>
      <text:p text:style-name="P2"/>
      <text:p text:style-name="P54">2) Fonctionnalités :</text:p>
      <text:p text:style-name="P28">Parmi ses fonctionnalités se trouvent : </text:p>
      <text:list xml:id="list625187208" text:style-name="L3">
        <text:list-item>
          <text:p text:style-name="P141"><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3"><text:span text:style-name="T18">APT</text:span><text:span text:style-name="T8"> (</text:span><text:span text:style-name="T19">Debian, </text:span><text:span text:style-name="T8">Ubuntu, Mint, Kali, etc.)</text:span></text:p>
            </text:list-item>
            <text:list-item>
              <text:p text:style-name="P144"><text:span text:style-name="T20">DNF</text:span><text:span text:style-name="T8"> (Fedora, </text:span><text:span text:style-name="T16">CentOS</text:span><text:span text:style-name="T8">)</text:span></text:p>
            </text:list-item>
            <text:list-item>
              <text:p text:style-name="P145"><text:span text:style-name="T21">Zypper (</text:span><text:span text:style-name="T8">OpenSUSE</text:span><text:span text:style-name="T21">)</text:span></text:p>
            </text:list-item>
            <text:list-item>
              <text:p text:style-name="P146"><text:span text:style-name="T23">Pacman</text:span><text:span text:style-name="T8"> (</text:span><text:span text:style-name="T22">Arch Linux, </text:span><text:span text:style-name="T8">Manjaro)</text:span></text:p>
            </text:list-item>
            <text:list-item>
              <text:p text:style-name="P147"><text:span text:style-name="T25">Emerge</text:span><text:span text:style-name="T8"> </text:span><text:span text:style-name="T24">(Gentoo)</text:span></text:p>
            </text:list-item>
          </text:list>
        </text:list-item>
      </text:list>
      <text:list xml:id="list3225981684" text:style-name="L4">
        <text:list-item>
          <text:p text:style-name="P142"><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8">L’installation de paquets depuis les dépôts officiels de votre distribution.</text:p>
        </text:list-item>
        <text:list-item>
          <text:p text:style-name="P99">L’installation de paquets depuis les dépôts <text:span text:style-name="T232">Snap</text:span></text:p>
        </text:list-item>
        <text:list-item>
          <text:p text:style-name="P100">L’ajout de l’utilisateur <text:span text:style-name="T261">à la liste des sudoers (principalement pour Debian)</text:span></text:p>
        </text:list-item>
        <text:list-item>
          <text:p text:style-name="P101">L’auto-suppression des <text:span text:style-name="T233">paquets obsolètes</text:span></text:p>
        </text:list-item>
      </text:list>
      <text:p text:style-name="P13"/>
      <text:p text:style-name="P13"/>
      <text:p text:style-name="P53">3) <text:span text:style-name="T133">Organisation </text:span>du fichier :</text:p>
      <text:p text:style-name="P51"><text:span text:style-name="T192">La partie </text:span><text:span text:style-name="T101">3.1</text:span><text:span text:style-name="T192"> sert à décrire le comportement des variables globales du fichier. </text:span>La partie <text:span text:style-name="T95">3.</text:span><text:span text:style-name="T101">2</text:span> <text:span text:style-name="T183">sert à décrire le fonctionnement de chaque fonction. La partie </text:span><text:span text:style-name="T102">3.3</text:span><text:span text:style-name="T183"> sert à lister les appels des fonctions et vous aidera à mieux voir où éditer le script pour rajouter vos paquets. C’est cette dernière partie qui vous intéressera sûrement le plus.</text:span></text:p>
      <text:p text:style-name="P49"/>
      <text:p text:style-name="P50"><text:soft-page-break/>3.<text:span text:style-name="T192">1</text:span>) <text:span text:style-name="T150">Description du fonctionnement des variables globales :</text:span></text:p>
      <text:p text:style-name="P45">Pour mieux <text:span text:style-name="T193">optimiser le script et le rendre plus lisible, par exemple, la couleur d’affichage du texte de succès d’une étape, j’ai créé des variables globales.</text:span></text:p>
      <text:p text:style-name="P45"/>
      <text:p text:style-name="P46">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5"/>
      <text:p text:style-name="P46">Pour l’interpréteur Shell, c’est comme si on avait écrit en brut le contenu de la variable à l’endroit où cette dernière est appelée.</text:p>
      <text:p text:style-name="P45"/>
      <text:p text:style-name="P47">Le top du top, c’est qu’en plus, si on souhaite changer le contenu de la variable, alors on n’a qu’à le faire à un seul endroit, et le tour est joué.</text:p>
      <text:p text:style-name="P45"/>
      <text:p text:style-name="P48">La liste des variables globales définies au début du fichier :</text:p>
      <text:list xml:id="list3823654829" text:style-name="L5">
        <text:list-item>
          <text:p text:style-name="P148"><text:span text:style-name="T81">LINE_CHAR :</text:span> </text:p>
          <text:list>
            <text:list-item>
              <text:list>
                <text:list-item>
                  <text:p text:style-name="P149">Il s’agit de la variable stockant le caractère affiché sur toute la ligne du header.</text:p>
                </text:list-item>
              </text:list>
            </text:list-item>
          </text:list>
        </text:list-item>
        <text:list-item>
          <text:p text:style-name="P165">SLEEP_TAB :</text:p>
          <text:list>
            <text:list-item>
              <text:list>
                <text:list-item>
                  <text:p text:style-name="P150">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66">SLEEP_INST :</text:p>
          <text:list>
            <text:list-item>
              <text:list>
                <text:list-item>
                  <text:p text:style-name="P150">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66">SLEEP_INST_CAT :</text:p>
          <text:list>
            <text:list-item>
              <text:list>
                <text:list-item>
                  <text:p text:style-name="P150">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67">C_ROUGE :</text:p>
          <text:list>
            <text:list-item>
              <text:list>
                <text:list-item>
                  <text:p text:style-name="P151">Définit la couleur d’affichage <text:span text:style-name="T195">du texte en rouge.</text:span></text:p>
                </text:list-item>
              </text:list>
            </text:list-item>
          </text:list>
        </text:list-item>
        <text:list-item>
          <text:p text:style-name="P168">C_VERT :</text:p>
          <text:list>
            <text:list-item>
              <text:list>
                <text:list-item>
                  <text:p text:style-name="P151">Définit la couleur d’affichage <text:span text:style-name="T195">du texte en vert.</text:span></text:p>
                </text:list-item>
              </text:list>
            </text:list-item>
          </text:list>
        </text:list-item>
        <text:list-item>
          <text:p text:style-name="P168">C_JAUNE :</text:p>
          <text:list>
            <text:list-item>
              <text:list>
                <text:list-item>
                  <text:p text:style-name="P151">Définit la couleur d’affichage <text:span text:style-name="T195">du texte en jaune.</text:span></text:p>
                </text:list-item>
              </text:list>
            </text:list-item>
          </text:list>
        </text:list-item>
        <text:list-item>
          <text:p text:style-name="P169">C_RESET :</text:p>
          <text:list>
            <text:list-item>
              <text:list>
                <text:list-item>
                  <text:p text:style-name="P152">Redéfinit la couleur d’affichage du texte selon <text:span text:style-name="T196">la couleur utilisée dans les options du profil du terminal.</text:span></text:p>
                </text:list-item>
              </text:list>
            </text:list-item>
          </text:list>
        </text:list-item>
        <text:list-item>
          <text:p text:style-name="P170">C_HEADER_LINE :</text:p>
          <text:list>
            <text:list-item>
              <text:list>
                <text:list-item>
                  <text:p text:style-name="P153">Définit la couleur <text:span text:style-name="T197">de l’affichage du header (par défaut en bleu cyan).</text:span></text:p>
                </text:list-item>
              </text:list>
            </text:list-item>
          </text:list>
        </text:list-item>
        <text:list-item>
          <text:p text:style-name="P171">TAB :</text:p>
          <text:list>
            <text:list-item>
              <text:list>
                <text:list-item>
                  <text:p text:style-name="P154">Définit le nombre de chevrons avant <text:span text:style-name="T198">l’affichage d’un texte d’étapes.</text:span></text:p>
                </text:list-item>
              </text:list>
            </text:list-item>
          </text:list>
        </text:list-item>
        <text:list-item>
          <text:p text:style-name="P171">J_TAB :</text:p>
          <text:list>
            <text:list-item>
              <text:list>
                <text:list-item>
                  <text:p text:style-name="P155">Appelle <text:span text:style-name="T199">la variable </text:span><text:span text:style-name="T168">"C_JAUNE"</text:span><text:span text:style-name="T199">, puis appelle la variable </text:span><text:span text:style-name="T168">"TAB"</text:span><text:span text:style-name="T199">, pour afficher les chevrons en jaune.</text:span></text:p>
                </text:list-item>
              </text:list>
            </text:list-item>
          </text:list>
        </text:list-item>
        <text:list-item>
          <text:p text:style-name="P172">R_TAB :</text:p>
          <text:list>
            <text:list-item>
              <text:list>
                <text:list-item>
                  <text:p text:style-name="P156">Même principe que pour <text:span text:style-name="T201">la variable </text:span><text:span text:style-name="T169">"</text:span><text:span text:style-name="T152">J_TAB"</text:span>, <text:span text:style-name="T200">mais en rouge, avec un deuxième appel de la variable </text:span><text:span text:style-name="T170">"TAB"</text:span><text:span text:style-name="T200">.</text:span></text:p>
                </text:list-item>
              </text:list>
            </text:list-item>
          </text:list>
        </text:list-item>
        <text:list-item>
          <text:p text:style-name="P172">V_TAB :</text:p>
          <text:list>
            <text:list-item>
              <text:list>
                <text:list-item>
                  <text:p text:style-name="P157">Même principe que pour la variable <text:span text:style-name="T152">"</text:span><text:span text:style-name="T171">R_TAB"</text:span><text:span text:style-name="T202">, mais avec du vert.</text:span></text:p>
                </text:list-item>
              </text:list>
            </text:list-item>
          </text:list>
        </text:list-item>
      </text:list>
      <text:p text:style-name="P158"/>
      <text:list xml:id="list75531731368359" text:continue-numbering="true" text:style-name="L5">
        <text:list-item>
          <text:p text:style-name="P173">ERROR_OUTPUT_1 :</text:p>
          <text:list>
            <text:list-item>
              <text:list>
                <text:list-item>
                  <text:p text:style-name="P159">Cette variable stocke une première chaîne de caractères <text:span text:style-name="T20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74"><text:soft-page-break/>ERROR_OUTPUT_2 :</text:p>
          <text:list>
            <text:list-item>
              <text:list>
                <text:list-item>
                  <text:p text:style-name="P160">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45"/>
      <text:p text:style-name="P50">3.<text:span text:style-name="T192">2</text:span>) <text:span text:style-name="T150">Description des fonctions lors de la construction du script :</text:span></text:p>
      <text:p text:style-name="P14">Pour mieux <text:span text:style-name="T93">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34">fonctions</text:span> ne sont <text:span text:style-name="T135">utilisées</text:span> qu’une fois (pour garder le code indenté, <text:span text:style-name="T132">plus agréable à lire</text:span> et organisé au mieux), <text:span text:style-name="T136">tandis que </text:span>d’autres sont appelées à plusieurs reprises (principe même d’une fonction, pour éviter de retaper plusieurs fois exactement le même code).</text:p>
      <text:p text:style-name="P14"/>
      <text:p text:style-name="P15">Elles sont appelées <text:span text:style-name="T137">et exécutées</text:span> tout à la fin du fichier, <text:span text:style-name="T138">rappelées dans les fonctions si besoin,</text:span> et s’exécutent dans l’ordre, de haut en bas.</text:p>
      <text:p text:style-name="P15"/>
      <text:p text:style-name="P16">La liste des <text:span text:style-name="T146">fonctions sur toute la longueur du script :</text:span></text:p>
      <text:list xml:id="list3740960272" text:style-name="L6">
        <text:list-item>
          <text:p text:style-name="P184">draw_<text:span text:style-name="T144">header_</text:span>line()</text:p>
          <text:list>
            <text:list-item>
              <text:list>
                <text:list-item>
                  <text:p text:style-name="P68">Cette fonction <text:span text:style-name="T139">crée les lignes du haut et du bas du header jusqu’aux limites de la zone de texte du terminal.</text:span></text:p>
                </text:list-item>
              </text:list>
            </text:list-item>
          </text:list>
        </text:list-item>
      </text:list>
      <text:p text:style-name="P23"/>
      <text:list xml:id="list75531222924856" text:continue-numbering="true" text:style-name="L6">
        <text:list-item>
          <text:p text:style-name="P185">script_header()</text:p>
          <text:list>
            <text:list-item>
              <text:list>
                <text:list-item>
                  <text:p text:style-name="P69">Cette fonction appelle la fonction <text:span text:style-name="T81">draw_</text:span><text:span text:style-name="T82">header_</text:span><text:span text:style-name="T81">line()</text:span> <text:span text:style-name="T104">pour ajouter le texte de changement d’étapes entre les deux lignes du header.</text:span></text:p>
                </text:list-item>
              </text:list>
            </text:list-item>
          </text:list>
        </text:list-item>
      </text:list>
      <text:p text:style-name="P24"/>
      <text:list xml:id="list75532275314894" text:continue-numbering="true" text:style-name="L6">
        <text:list-item>
          <text:p text:style-name="P186">get_dist_package_manager<text:span text:style-name="T94">()</text:span></text:p>
          <text:list>
            <text:list-item>
              <text:list>
                <text:list-item>
                  <text:p text:style-name="P70">Cette fonction <text:span text:style-name="T105">fait appel au gestionnaire de paquets de votre distribution pour y installer les paquets de base depuis ses dépôts officiels.</text:span></text:p>
                </text:list-item>
              </text:list>
            </text:list-item>
          </text:list>
        </text:list-item>
      </text:list>
      <text:p text:style-name="P25"/>
      <text:list xml:id="list75531212212912" text:continue-numbering="true" text:style-name="L6">
        <text:list-item>
          <text:p text:style-name="P186">detect_root()</text:p>
          <text:list>
            <text:list-item>
              <text:list>
                <text:list-item>
                  <text:p text:style-name="P71">Cette fonction <text:span text:style-name="T115">vérifie que vous lancez bien le script en mode utilisateur normal ou en sudo/root (l’équivalent Linux du mode administrateur de Windows, à la différence près que vous êtes </text:span><text:span text:style-name="T155">LE VÉRITABLE MAÎTRE</text:span><text:span text:style-name="T115"> de votre ordinateur (</text:span><text:span text:style-name="T96">« De grands pouvoirs impliquent de grandes responsabilités » </text:span><text:span text:style-name="T98">(</text:span><text:span text:style-name="T99">message affiché </text:span><text:span text:style-name="T97">la première fois que vous lancez une commande en sudo</text:span><text:span text:style-name="T98">)</text:span><text:span text:style-name="T106">)).</text:span></text:p>
                </text:list-item>
                <text:list-item>
                  <text:p text:style-name="P72">Si le script n’est pas lancé <text:span text:style-name="T140">avec sudo ou </text:span>en mode <text:span text:style-name="T108">utilisateur</text:span> <text:span text:style-name="T107">root (ou super-administrateur), le script s’arrête et renvoie une erreur, car de nombreuses fonctionnalités du script (mise à jour, installation, …) nécessitent d’être connecté en root.</text:span></text:p>
                </text:list-item>
                <text:list-item>
                  <text:p text:style-name="P73">Si, au contraire, <text:span text:style-name="T109">le script est lancé avec sudo ou en tant que root, le script vous demandera si vous êtes sûr de lancer le script dans une fonction nommée </text:span><text:span text:style-name="T83">read_launch_script()</text:span><text:span text:style-name="T109"> :</text:span></text:p>
                  <text:list>
                    <text:list-item>
                      <text:list>
                        <text:list-item>
                          <text:p text:style-name="P129">Si <text:span text:style-name="T110">vous répondez par "oui", le script lance les étapes suivantes à partir de la fonction suivante</text:span></text:p>
                        </text:list-item>
                        <text:list-item>
                          <text:p text:style-name="P130">Sinon, si vous répondez par "non", <text:span text:style-name="T111">le programme s’arrête, tout simplement</text:span><text:span text:style-name="T254">.</text:span></text:p>
                        </text:list-item>
                        <text:list-item>
                          <text:p text:style-name="P131"><text:span text:style-name="T255">S</text:span><text:span text:style-name="T256">inon, le script vous demandera, par sécurité </text:span><text:span text:style-name="T257">(histoire que vous soyez sûr de ce que vous faite)</text:span><text:span text:style-name="T256">, de bien rentrer "oui" ou "non".</text:span></text:p>
                        </text:list-item>
                      </text:list>
                    </text:list-item>
                  </text:list>
                </text:list-item>
              </text:list>
            </text:list-item>
          </text:list>
        </text:list-item>
      </text:list>
      <text:p text:style-name="P22"/>
      <text:list xml:id="list75531335661960" text:continue-numbering="true" text:style-name="L6">
        <text:list-item>
          <text:p text:style-name="P186">check_internet_connection()</text:p>
          <text:list>
            <text:list-item>
              <text:list>
                <text:list-item>
                  <text:p text:style-name="P74">Comme son nom l’indique, <text:span text:style-name="T112">cette fonction va vérifier que vous êtes bien connecté à Internet pour les étapes suivantes.</text:span></text:p>
                  <text:list>
                    <text:list-item>
                      <text:list>
                        <text:list-item>
                          <text:p text:style-name="P75">Si c’est le cas, le programme continue <text:span text:style-name="T143">à s’exécuter normalement</text:span>.</text:p>
                        </text:list-item>
                        <text:list-item>
                          <text:p text:style-name="P75"><text:soft-page-break/>Sinon, <text:span text:style-name="T262">si ce n’est pas le cas</text:span>, l’<text:span text:style-name="T141">exécution du</text:span> programme s’arrête, <text:span text:style-name="T113">car continuer ne servira strictement à rien.</text:span></text:p>
                        </text:list-item>
                      </text:list>
                    </text:list-item>
                  </text:list>
                </text:list-item>
              </text:list>
            </text:list-item>
          </text:list>
        </text:list-item>
      </text:list>
      <text:p text:style-name="P26"/>
      <text:list xml:id="list75532106783896" text:continue-numbering="true" text:style-name="L6">
        <text:list-item>
          <text:p text:style-name="P186">dist_upgrade()</text:p>
          <text:list>
            <text:list-item>
              <text:list>
                <text:list-item>
                  <text:p text:style-name="P76">Cette fonction <text:span text:style-name="T114">va mettre à jour tous les paquets déjà installés sur votre disque dur si vous ne l’avez pas encore fait au moment de l’installation ou juste après.</text:span></text:p>
                </text:list-item>
                <text:list-item>
                  <text:p text:style-name="P77"><text:span text:style-name="T142">Si vous ne l’avez pas encore fait</text:span>, certaines fonctionnalités de votre distribution risquent de ne pas fonctionner normalement.</text:p>
                </text:list-item>
              </text:list>
            </text:list-item>
          </text:list>
        </text:list-item>
      </text:list>
      <text:p text:style-name="P27"/>
      <text:list xml:id="list75531623536912" text:continue-numbering="true" text:style-name="L6">
        <text:list-item>
          <text:p text:style-name="P186"><text:span text:style-name="T151">pack_install</text:span>()</text:p>
          <text:list>
            <text:list-item>
              <text:list>
                <text:list-item>
                  <text:p text:style-name="P78">Cette fonction <text:span text:style-name="T116">va obtenir la commande d’installation de paquets de votre gestionnaire de paquets.</text:span></text:p>
                </text:list-item>
                <text:list-item>
                  <text:p text:style-name="P102">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36"/>
      <text:list xml:id="list75531027398614" text:continue-numbering="true" text:style-name="L6">
        <text:list-item>
          <text:p text:style-name="P186"><text:span text:style-name="T210">snap_install</text:span>()</text:p>
          <text:list>
            <text:list-item>
              <text:list>
                <text:list-item>
                  <text:p text:style-name="P103">Cette fonction <text:span text:style-name="T116">va obtenir la commande d’installation de paquets Snap.</text:span></text:p>
                </text:list-item>
                <text:list-item>
                  <text:p text:style-name="P102">Une fois la commande récupérée, il ne reste plus qu’à l’appeler avec le nom du paquet Snap à installer en tant qu’argument. </text:p>
                </text:list-item>
                <text:list-item>
                  <text:p text:style-name="P132"><text:span text:style-name="T220">Comme pour la fonction </text:span><text:span text:style-name="T84">pack_install()</text:span><text:span text:style-name="T220">, j’ai fait en sorte que le nombre d’arguments à mettre puisse être supérieur à un, </text:span><text:span text:style-name="T221">principalement parce que</text:span><text:span text:style-name="T220"> les IDE téléchargés via Snap apportent des modifications arbitraires au système</text:span><text:span text:style-name="T207"> au-delà de l'espace </text:span><text:span text:style-name="T222">mémoire protégé </text:span><text:span text:style-name="T230">("sandbox")</text:span><text:span text:style-name="T222"> dans lequel les paquets Snap sont généralement confinés, ce qui peut créer un risque pour votre système.</text:span></text:p>
                </text:list-item>
                <text:list-item>
                  <text:p text:style-name="P132"><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28">des programmes dont vous ne connaissez pas le fonctionnement</text:span><text:span text:style-name="T222">.</text:span></text:p>
                </text:list-item>
              </text:list>
            </text:list-item>
          </text:list>
        </text:list-item>
      </text:list>
      <text:p text:style-name="P56"/>
      <text:list xml:id="list75530983053057" text:continue-numbering="true" text:style-name="L6">
        <text:list-item>
          <text:p text:style-name="P186">autoremove()</text:p>
          <text:list>
            <text:list-item>
              <text:list>
                <text:list-item>
                  <text:p text:style-name="P79">Cette fonction demande à l’utilisateur s’<text:span text:style-name="T117">il veut supprimer ses paquets obsolètes via la commande de suppression des paquets obsolètes du gestionnaire de paquets de sa distributions via une fonction nommée </text:span><text:span text:style-name="T174">"read_visudo"</text:span><text:span text:style-name="T117"> :</text:span></text:p>
                  <text:list>
                    <text:list-item>
                      <text:list>
                        <text:list-item>
                          <text:p text:style-name="P80">Si <text:span text:style-name="T147">L’utilisateur confirme son choix, alors la commande de suppression des paquets obsolètes de sa distribution est appelée.</text:span></text:p>
                        </text:list-item>
                        <text:list-item>
                          <text:p text:style-name="P81">Sinon, si l’utilisateur<text:span text:style-name="T148"> ne souhaite pas supprimer ses paquets obsolètes, la fonction suivante est appelée et l’installation se termine.</text:span></text:p>
                        </text:list-item>
                      </text:list>
                    </text:list-item>
                  </text:list>
                </text:list-item>
                <text:list-item>
                  <text:p text:style-name="P82">Zypper (OpenSUSE) <text:span text:style-name="T237">n’a pas de commande pour supprimer tous les paquets obsolètes d’un coup.</text:span></text:p>
                  <text:list>
                    <text:list-item>
                      <text:p text:style-name="P83">En revanche, ce gestionnaire de paquets propose de lister les paquets obsolètes avec la commande :</text:p>
                      <text:list>
                        <text:list-item>
                          <text:p text:style-name="P112">zypper packages –orphaned</text:p>
                        </text:list-item>
                      </text:list>
                    </text:list-item>
                    <text:list-item>
                      <text:p text:style-name="P83">Pour supprimer les paquets obsolètes, il faut les supprimer un par un en tapant la commande : </text:p>
                      <text:list>
                        <text:list-item>
                          <text:p text:style-name="P84"><text:span text:style-name="T95">zypper rm </text:span><text:span text:style-name="T103">$nom_du_paquet --clean-deps</text:span></text:p>
                        </text:list-item>
                      </text:list>
                    </text:list-item>
                  </text:list>
                </text:list-item>
              </text:list>
            </text:list-item>
          </text:list>
        </text:list-item>
      </text:list>
      <text:p text:style-name="P4"/>
      <text:list xml:id="list75531026399014" text:continue-numbering="true" text:style-name="L6">
        <text:list-item>
          <text:p text:style-name="P186">is_installation_done()</text:p>
          <text:list>
            <text:list-item>
              <text:list>
                <text:list-item>
                  <text:p text:style-name="P104">Cette fonction finale <text:span text:style-name="T118">est appelée pour indiquer que l’installation est terminée et que votre distribution est prête, tout simplement.</text:span></text:p>
                </text:list-item>
              </text:list>
            </text:list-item>
          </text:list>
        </text:list-item>
      </text:list>
      <text:p text:style-name="P30"/>
      <text:p text:style-name="P30"/>
      <text:p text:style-name="P32"><text:span text:style-name="T2">3.2</text:span><text:span text:style-name="T6">) Ordre d’appel des </text:span><text:span text:style-name="T7">fonctions :</text:span></text:p>
      <text:p text:style-name="P33"><text:soft-page-break/>À partir de la ligne <text:span text:style-name="T263">“ ” du fichier, le script d’installation commence véritablement. Voici l’ordre d’appel des fonctions :</text:span></text:p>
      <text:list xml:id="list1914560876" text:style-name="L7">
        <text:list-item>
          <text:p text:style-name="P175">script_header<text:span text:style-name="T185">()</text:span></text:p>
          <text:list>
            <text:list-item>
              <text:p text:style-name="P105">Pour afficher un header de bienvenue.</text:p>
            </text:list-item>
          </text:list>
        </text:list-item>
        <text:list-item>
          <text:p text:style-name="P176">get_dist_package_manager<text:span text:style-name="T185">()</text:span></text:p>
          <text:list>
            <text:list-item>
              <text:p text:style-name="P106">Pour obtenir le gestionnaire de paquet de votre distribution.</text:p>
            </text:list-item>
          </text:list>
        </text:list-item>
        <text:list-item>
          <text:p text:style-name="P177"><text:span text:style-name="T152">detect_root</text:span><text:span text:style-name="T156">()</text:span></text:p>
          <text:list>
            <text:list-item>
              <text:p text:style-name="P107">Pour vérifier que vous n’<text:span text:style-name="T176">exécutez</text:span> pas le <text:span text:style-name="T175">script en tant qu’utilisateur normal.</text:span></text:p>
            </text:list-item>
          </text:list>
        </text:list-item>
        <text:list-item>
          <text:p text:style-name="P178"><text:span text:style-name="T152">check_internet_connection</text:span><text:span text:style-name="T158">()</text:span></text:p>
          <text:list>
            <text:list-item>
              <text:p text:style-name="P108">Pour vérifier que vous êtes bien <text:span text:style-name="T177">connecté à Internet.</text:span></text:p>
            </text:list-item>
          </text:list>
        </text:list-item>
        <text:list-item>
          <text:p text:style-name="P179"><text:span text:style-name="T152">dist_upgrade</text:span><text:span text:style-name="T157">()</text:span></text:p>
          <text:list>
            <text:list-item>
              <text:p text:style-name="P109">Pour mettre à jour l<text:span text:style-name="T178">es paquets existants.</text:span></text:p>
            </text:list-item>
          </text:list>
        </text:list-item>
        <text:list-item>
          <text:p text:style-name="P180"><text:span text:style-name="T152">script_</text:span><text:span text:style-name="T153">header</text:span><text:span text:style-name="T157">()</text:span></text:p>
          <text:list>
            <text:list-item>
              <text:p text:style-name="P110">Pour <text:span text:style-name="T179">afficher un header de début d’installation des paquets souhaités</text:span></text:p>
            </text:list-item>
          </text:list>
        </text:list-item>
        <text:list-item>
          <text:p text:style-name="P181"><text:span text:style-name="T161">pack_ins</text:span><text:span text:style-name="T162">t</text:span><text:span text:style-name="T163">all</text:span><text:span text:style-name="T164">()</text:span><text:span text:style-name="T154"> </text:span><text:span text:style-name="T186">$nom_du_paquet</text:span><text:span text:style-name="T165"> </text:span><text:span text:style-name="T166">ou </text:span><text:span text:style-name="T167">snap_install() </text:span><text:span text:style-name="T187">$nom_du_snap --</text:span><text:span text:style-name="T188">option</text:span></text:p>
          <text:list>
            <text:list-item>
              <text:p text:style-name="P111">Pour <text:span text:style-name="T180">installer le paquet ou du Snap choisi en argument </text:span><text:span text:style-name="T172">($nom_du_paquet)</text:span><text:span text:style-name="T180">. Ce qui suit les deux tirets est une option, au cas où une simple installation ne fonctionne pas de manière conventionnelle.</text:span></text:p>
            </text:list-item>
          </text:list>
        </text:list-item>
      </text:list>
      <text:p text:style-name="P31"><text:tab/></text:p>
      <text:p text:style-name="P31"><text:tab/>…</text:p>
      <text:p text:style-name="P31"><text:tab/>…<text:tab/><text:span text:style-name="T182">(jusqu’au dernier paquet que vous souhaitez installer)</text:span></text:p>
      <text:p text:style-name="P31"><text:tab/>…</text:p>
      <text:p text:style-name="P31"/>
      <text:list xml:id="list75531170660729" text:continue-numbering="true" text:style-name="L7">
        <text:list-item>
          <text:p text:style-name="P182"><text:span text:style-name="T154">s</text:span><text:span text:style-name="T152">cript_header</text:span><text:span text:style-name="T160">()</text:span></text:p>
          <text:list>
            <text:list-item>
              <text:p text:style-name="P115">Pour <text:span text:style-name="T184">afficher afficher l’étape de suppression des paquets obsolètes.</text:span></text:p>
            </text:list-item>
          </text:list>
        </text:list-item>
        <text:list-item>
          <text:p text:style-name="P183"><text:span text:style-name="T154">a</text:span><text:span text:style-name="T152">utoremove</text:span><text:span text:style-name="T160">()</text:span></text:p>
          <text:list>
            <text:list-item>
              <text:p text:style-name="P116">Pour supprimer les paquets obsolètes une fois la mise à jour du système ET l’installation <text:span text:style-name="T181">terminées.</text:span></text:p>
            </text:list-item>
          </text:list>
        </text:list-item>
        <text:list-item>
          <text:p text:style-name="P183"><text:span text:style-name="T152">i</text:span><text:span text:style-name="T159">s_installation_done</text:span><text:span text:style-name="T160">()</text:span></text:p>
          <text:list>
            <text:list-item>
              <text:p text:style-name="P117">Fonction de fin de script.</text:p>
            </text:list-item>
          </text:list>
        </text:list-item>
      </text:list>
      <text:p text:style-name="P30"/>
      <text:p text:style-name="P35">La partie que où vous pouvez <text:span text:style-name="T189">ajouter vos paquets se situe entre la partie du "</text:span><text:span text:style-name="T100">script_header"</text:span><text:span text:style-name="T189"> d’installation des nouveaux paquets et celui de la suppression des paquets obsolètes.</text:span></text:p>
      <text:p text:style-name="P34"/>
      <text:p text:style-name="P44"><text:span text:style-name="T235">4</text:span><text:span text:style-name="T234">) Description</text:span><text:span text:style-name="T236">s</text:span><text:span text:style-name="T234"> des paquets par défaut :</text:span></text:p>
      <text:p text:style-name="P57">Les descriptions des paquets <text:span text:style-name="T149">installés </text:span>par défaut sont <text:span text:style-name="T119">listées</text:span> ci-dessous :</text:p>
      <text:p text:style-name="P17"/>
      <text:list xml:id="list1376257083" text:style-name="L8">
        <text:list-item>
          <text:p text:style-name="P133">Commandes importantes pour le téléchargement</text:p>
          <text:list>
            <text:list-item>
              <text:p text:style-name="P188">snapd :</text:p>
              <text:list>
                <text:list-item>
                  <text:p text:style-name="P85">Ce paquet <text:span text:style-name="T211">permet l’installation de Snap.</text:span></text:p>
                </text:list-item>
                <text:list-item>
                  <text:p text:style-name="P86">Snap est, à l’instar d’APT (Debian) ou de RPM (Fedora),un gestionnaire de paquets multi-distributions développé par Canonical, l’entreprise derrière le projet Ubuntu.</text:p>
                </text:list-item>
                <text:list-item>
                  <text:p text:style-name="P87">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9">wget :</text:p>
              <text:list>
                <text:list-item>
                  <text:p text:style-name="P88">Cette <text:span text:style-name="T212">commande vous permet de télécharger des fichiers téléchargeables disponibles sur une page web, en passant en arguments le ou les liens des fichiers que vous souhaitez télécharger.</text:span></text:p>
                </text:list-item>
                <text:list-item>
                  <text:p text:style-name="P208">ATTENTION !!! COMME <text:span text:style-name="T214">TOUT TÉLÉCHARGEMENT, NE TÉLÉCHARGEZ QUE DEPUIS UN SITE OFFICIEL, CONNU ET FIABLE !!!</text:span></text:p>
                </text:list-item>
              </text:list>
            </text:list-item>
            <text:list-item>
              <text:p text:style-name="P190">curl :</text:p>
              <text:list>
                <text:list-item>
                  <text:p text:style-name="P161">Cette commande, <text:span text:style-name="T216">à l’instar de Wget,</text:span> <text:span text:style-name="T215">permet de télécharger des fichiers téléchargeables depuis un site web.</text:span></text:p>
                </text:list-item>
                <text:list-item>
                  <text:p text:style-name="P187"><text:soft-page-break/><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6">html</text:span></text:a></text:p>
                </text:list-item>
              </text:list>
            </text:list-item>
          </text:list>
        </text:list-item>
      </text:list>
      <text:p text:style-name="P58"/>
      <text:p text:style-name="P41"/>
      <text:list xml:id="list4184239343" text:style-name="L9">
        <text:list-item>
          <text:p text:style-name="P134">Commandes <text:span text:style-name="T260">pratiques</text:span></text:p>
          <text:list>
            <text:list-item>
              <text:p text:style-name="P191">neofetch : </text:p>
              <text:list>
                <text:list-item>
                  <text:p text:style-name="P118">Cette commande permet d’afficher sur votre terminal :</text:p>
                  <text:list>
                    <text:list-item>
                      <text:p text:style-name="P89">La version de votre système d’exploitation</text:p>
                    </text:list-item>
                    <text:list-item>
                      <text:p text:style-name="P90">Le nom de l’<text:span text:style-name="T122">hôte du système d’exploitation (votre ordinateur)</text:span></text:p>
                    </text:list-item>
                    <text:list-item>
                      <text:p text:style-name="P89">La version de votre kernel (noyau Linux)</text:p>
                    </text:list-item>
                    <text:list-item>
                      <text:p text:style-name="P89">Le temps écoulé depuis la connexion à votre session</text:p>
                    </text:list-item>
                    <text:list-item>
                      <text:p text:style-name="P89">Le nombre de paquets installés</text:p>
                    </text:list-item>
                    <text:list-item>
                      <text:p text:style-name="P89">L’interpréteur shell actuellement utilisé, ainsi que sa version</text:p>
                    </text:list-item>
                    <text:list-item>
                      <text:p text:style-name="P89">La résolution de votre écran</text:p>
                    </text:list-item>
                    <text:list-item>
                      <text:p text:style-name="P89">Votre environnement de bureau</text:p>
                    </text:list-item>
                    <text:list-item>
                      <text:p text:style-name="P89">Votre gestionnaire de fenêtres</text:p>
                    </text:list-item>
                    <text:list-item>
                      <text:p text:style-name="P89">Les thèmes de votre environnement de bureau</text:p>
                    </text:list-item>
                    <text:list-item>
                      <text:p text:style-name="P89">Les thèmes d’icônes utilisés</text:p>
                    </text:list-item>
                    <text:list-item>
                      <text:p text:style-name="P89">Le terminal actuellement utilisé</text:p>
                    </text:list-item>
                    <text:list-item>
                      <text:p text:style-name="P89">Les caractéristiques principales de votre processeur</text:p>
                    </text:list-item>
                    <text:list-item>
                      <text:p text:style-name="P89">Les caractéristiques principales de votre carte graphique</text:p>
                    </text:list-item>
                    <text:list-item>
                      <text:p text:style-name="P89">La mémoire vive actuellement utilisée sur la mémoire vive totale</text:p>
                    </text:list-item>
                  </text:list>
                </text:list-item>
              </text:list>
            </text:list-item>
            <text:list-item>
              <text:p text:style-name="P192">tree :</text:p>
              <text:list>
                <text:list-item>
                  <text:p text:style-name="P91">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209"><text:span text:style-name="T33">s</text:span><text:span text:style-name="T8">l :</text:span></text:p>
              <text:list>
                <text:list-item>
                  <text:p text:style-name="P162">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65"/>
      <text:list xml:id="list75531838842643" text:continue-numbering="true" text:style-name="L9">
        <text:list-header>
          <text:p text:style-name="P135"/>
        </text:list-header>
        <text:list-item>
          <text:p text:style-name="P135">Jeux</text:p>
          <text:list>
            <text:list-item>
              <text:p text:style-name="P191">bsdgames :</text:p>
              <text:list>
                <text:list-item>
                  <text:p text:style-name="P163">Ce paquet rajoute un <text:span text:style-name="T152">"Snake"</text:span> en version terminal. Vous devez ramasser le plus d’argent possible sans vous faire dévorer par le serpent. Vous pouvez quitter à tout moment en passant sur l<text:span text:style-name="T217">a dièse</text:span> ‘#’ et sauvegarder votre record.</text:p>
                </text:list-item>
              </text:list>
            </text:list-item>
            <text:list-item>
              <text:p text:style-name="P206"><text:span text:style-name="T238">p</text:span>acman :</text:p>
              <text:list>
                <text:list-item>
                  <text:p text:style-name="P89">Le nom du paquet n’est il pas assez explicite ?</text:p>
                </text:list-item>
              </text:list>
            </text:list-item>
            <text:list-item>
              <text:p text:style-name="P193"><text:span text:style-name="T239">s</text:span>upertux :</text:p>
              <text:list>
                <text:list-item>
                  <text:p text:style-name="P92">Vous aimez Super <text:span text:style-name="T240">Mario Bros ? Vous avez toujours voulu :</text:span></text:p>
                  <text:list>
                    <text:list-item>
                      <text:p text:style-name="P93">Jouer à un clone libre et open-source de ce jeu légendaire, à incarner le légendaire manchot Tux, la mascotte du noyau Linux ?</text:p>
                    </text:list-item>
                    <text:list-item>
                      <text:p text:style-name="P94">Jouer à un jeu <text:span text:style-name="T241">encore mis à jour, proposant, en plus des nombreux niveau disponibles, un nombre incalculable de niveaux créés par la communauté ?</text:span></text:p>
                    </text:list-item>
                  </text:list>
                </text:list-item>
                <text:list-item>
                  <text:p text:style-name="P95">Alors ce jeu est fait pour vous.</text:p>
                </text:list-item>
              </text:list>
            </text:list-item>
            <text:list-item>
              <text:p text:style-name="P194">supertuxkart :</text:p>
              <text:list>
                <text:list-item>
                  <text:p text:style-name="P96">M<text:span text:style-name="T242">ême principe que Super Tux, mais appliqué à Mario Kart.</text:span></text:p>
                </text:list-item>
              </text:list>
            </text:list-item>
            <text:list-item>
              <text:p text:style-name="P195">wesnoth :</text:p>
              <text:list>
                <text:list-item>
                  <text:p text:style-name="P113">The Battle for Wesnoth<text:span text:style-name="T243"> </text:span><text:span text:style-name="T244">est </text:span><text:span text:style-name="T245">un jeu gratuit </text:span><text:span text:style-name="T246">libre et open-source </text:span><text:span text:style-name="T247">de stratégie </text:span><text:span text:style-name="T248">au tour par tour </text:span><text:span text:style-name="T249">en 2D </text:span><text:span text:style-name="T250">se déroulant dans un univers </text:span><text:span text:style-name="T251">d’</text:span><text:span text:style-name="T252">heroic-</text:span><text:span text:style-name="T253">f</text:span><text:span text:style-name="T250">antasy</text:span><text:span text:style-name="T249">.</text:span></text:p>
                </text:list-item>
                <text:list-item>
                  <text:p text:style-name="P114"><text:span text:style-name="T249">P</text:span><text:span text:style-name="T243">lus d’informations sur ce jeu → </text:span><text:a xlink:type="simple" xlink:href="https://linuxfr.org/news/sortie-de-la-bataille-pour-wesnoth-1-12" text:style-name="Internet_20_link" text:visited-style-name="Visited_20_Internet_20_Link"><text:span text:style-name="T243">https://linuxfr.org/news/sortie-de-la-bataille-pour-wesnoth-1-12</text:span></text:a><text:span text:style-name="T243">.</text:span></text:p>
                </text:list-item>
              </text:list>
            </text:list-item>
          </text:list>
        </text:list-item>
      </text:list>
      <text:p text:style-name="P57"><text:soft-page-break/></text:p>
      <text:p text:style-name="P18"/>
      <text:list xml:id="list75531263774214" text:continue-numbering="true" text:style-name="L9">
        <text:list-item>
          <text:p text:style-name="P164">Images</text:p>
          <text:list>
            <text:list-item>
              <text:p text:style-name="P196">gimp :</text:p>
              <text:list>
                <text:list-item>
                  <text:p text:style-name="P163">Un puissant logiciel d’édition d’image, la meilleure alternative gratuite, libre et open-source à Photoshop.</text:p>
                </text:list-item>
              </text:list>
            </text:list-item>
          </text:list>
        </text:list-item>
      </text:list>
      <text:p text:style-name="P57"/>
      <text:p text:style-name="P5"/>
      <text:list xml:id="list3589004387" text:style-name="L10">
        <text:list-item>
          <text:p text:style-name="P136">Internet</text:p>
          <text:list>
            <text:list-item>
              <text:p text:style-name="P197"><text:span text:style-name="T259">discord </text:span><text:span text:style-name="T39">:</text:span></text:p>
              <text:list>
                <text:list-item>
                  <text:p text:style-name="P119">Client <text:span text:style-name="T218">Linux du célèbre réseau social</text:span></text:p>
                </text:list-item>
              </text:list>
            </text:list-item>
            <text:list-item>
              <text:p text:style-name="P198"><text:span text:style-name="T258">t</text:span>hunderbird :</text:p>
              <text:list>
                <text:list-item>
                  <text:p text:style-name="P210"><text:span text:style-name="T40">Thunderbird est un client messagerie développé par la fondation Mozilla. Sécurisé, gratuit, libre et open-source, </text:span><text:span text:style-name="T41">vous proposant </text:span><text:span text:style-name="T40">:</text:span></text:p>
                  <text:list>
                    <text:list-item>
                      <text:p text:style-name="P121"><text:span text:style-name="T123">La gestion de</text:span> <text:span text:style-name="T124">plusieurs comptes de messagerie, avec : </text:span></text:p>
                      <text:list>
                        <text:list-item>
                          <text:p text:style-name="P122">Recherche rapide de messages</text:p>
                        </text:list-item>
                        <text:list-item>
                          <text:p text:style-name="P122">Filtrage de messages</text:p>
                        </text:list-item>
                        <text:list-item>
                          <text:p text:style-name="P123">Groupement de messages</text:p>
                        </text:list-item>
                        <text:list-item>
                          <text:p text:style-name="P123">etc ... </text:p>
                        </text:list-item>
                      </text:list>
                    </text:list-item>
                    <text:list-item>
                      <text:p text:style-name="P124"><text:span text:style-name="T125">Un f</text:span>iltre de spams</text:p>
                    </text:list-item>
                    <text:list-item>
                      <text:p text:style-name="P125"><text:span text:style-name="T126">L’e</text:span>nvoi de pièces jointes volumineuses <text:span text:style-name="T127">(contournement efficace des limites des messageries Gmail, Outlook, etc...)</text:span></text:p>
                    </text:list-item>
                    <text:list-item>
                      <text:p text:style-name="P126"><text:span text:style-name="T128">La permission d’avoir une a</text:span>dresse de messagerie <text:span text:style-name="T129">personnalisée</text:span></text:p>
                    </text:list-item>
                    <text:list-item>
                      <text:p text:style-name="P127">Une myriade d’extensions</text:p>
                    </text:list-item>
                  </text:list>
                </text:list-item>
              </text:list>
            </text:list-item>
          </text:list>
        </text:list-item>
      </text:list>
      <text:p text:style-name="P59"/>
      <text:p text:style-name="P19"/>
      <text:list xml:id="list75531872839490" text:continue-numbering="true" text:style-name="L10">
        <text:list-item>
          <text:p text:style-name="P138">Librairies</text:p>
          <text:list>
            <text:list-item>
              <text:p text:style-name="P216"><text:span text:style-name="T120">p</text:span><text:span text:style-name="T121">ython3.7 :</text:span></text:p>
              <text:list>
                <text:list-item>
                  <text:p text:style-name="P211"><text:span text:style-name="T40">L</text:span><text:span text:style-name="T76">a version de Python la plus récente.</text:span></text:p>
                </text:list-item>
              </text:list>
            </text:list-item>
            <text:list-item>
              <text:p text:style-name="P201">python-pip :</text:p>
              <text:list>
                <text:list-item>
                  <text:p text:style-name="P120">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2"/>
      <text:p text:style-name="P37"/>
      <text:list xml:id="list75531592407163" text:continue-numbering="true" text:style-name="L10">
        <text:list-item>
          <text:p text:style-name="P139">Logiciels</text:p>
          <text:list>
            <text:list-item>
              <text:p text:style-name="P199">k4dirstat</text:p>
              <text:list>
                <text:list-item>
                  <text:p text:style-name="P97">K4dirstat est un <text:span text:style-name="T130">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7"><text:span text:style-name="T130">Un point fort de ce logiciel par rapport à son équivalent Windows </text:span><text:span text:style-name="T173">"Windirstat"</text:span><text:span text:style-name="T130"> est qu’il vous permet de partir à partir de n’importe quel dossier, si vous ne voulez pas partir depuis le dossier racine.</text:span></text:p>
                </text:list-item>
              </text:list>
            </text:list-item>
          </text:list>
        </text:list-item>
      </text:list>
      <text:p text:style-name="P60"/>
      <text:p text:style-name="P5"/>
      <text:list xml:id="list75531688024971" text:continue-numbering="true" text:style-name="L10">
        <text:list-item>
          <text:p text:style-name="P137">Modélisation</text:p>
          <text:list>
            <text:list-item>
              <text:p text:style-name="P207">blender :</text:p>
              <text:list>
                <text:list-item>
                  <text:p text:style-name="P128">B<text:span text:style-name="T131">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4"/>
      <text:p text:style-name="P5"/>
      <text:list xml:id="list75531844902540" text:continue-numbering="true" text:style-name="L10">
        <text:list-item>
          <text:p text:style-name="P137">Programmation</text:p>
          <text:list>
            <text:list-item>
              <text:p text:style-name="P202">atom :</text:p>
              <text:list>
                <text:list-item>
                  <text:p text:style-name="P212"><text:soft-page-break/><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203"><text:span text:style-name="T190">c</text:span>odeblocks :</text:p>
              <text:list>
                <text:list-item>
                  <text:p text:style-name="P213"><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204">emacs :</text:p>
              <text:list>
                <text:list-item>
                  <text:p text:style-name="P214"><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205">valgrind :</text:p>
              <text:list>
                <text:list-item>
                  <text:p text:style-name="P215"><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63"/>
      <text:p text:style-name="P38"/>
      <text:list xml:id="list75532733156411" text:continue-numbering="true" text:style-name="L10">
        <text:list-item>
          <text:p text:style-name="P137">Vidéo</text:p>
          <text:list>
            <text:list-item>
              <text:p text:style-name="P200">vlc :</text:p>
              <text:list>
                <text:list-item>
                  <text:p text:style-name="P217"><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61"/>
      <text:p text:style-name="P20"/>
      <text:list xml:id="list75531904398005" text:continue-numbering="true" text:style-name="L10">
        <text:list-item>
          <text:p text:style-name="P140">LAMP</text:p>
          <text:list>
            <text:list-item>
              <text:p text:style-name="P218"><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9"/>
      <text:p text:style-name="P4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07:55:30.549220096</dc:date>
    <meta:editing-duration>PT22H58M1S</meta:editing-duration>
    <meta:editing-cycles>1136</meta:editing-cycles>
    <meta:document-statistic meta:table-count="0" meta:image-count="0" meta:object-count="0" meta:page-count="8" meta:paragraph-count="230" meta:word-count="3006" meta:character-count="17948" meta:non-whitespace-character-count="15353"/>
  </office:meta>
</office:document-meta>
</file>